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ans" svg:font-family="Bitstream Vera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Bitstream Vera Sans Mono" svg:font-family="Bitstream Vera Sans Mono" style:font-family-generic="modern" style:font-pitch="fixed"/>
    <style:font-face style:name="StarSymbol" svg:font-family="StarSymbol" style:font-family-generic="system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/>
      <style:text-properties fo:language="fr" fo:country="FR"/>
    </style:style>
    <style:style style:name="P2" style:parent-style-name="Titre2" style:family="paragraph">
      <style:text-properties fo:language="fr" fo:country="FR"/>
    </style:style>
    <style:style style:name="P3" style:parent-style-name="Titre3" style:family="paragraph">
      <style:text-properties fo:language="fr" fo:country="FR"/>
    </style:style>
    <style:style style:name="T4" style:parent-style-name="Policepardéfaut" style:family="text">
      <style:text-properties fo:language="fr" fo:country="FR"/>
    </style:style>
    <style:style style:name="T5" style:parent-style-name="StrongEmphasis" style:family="text">
      <style:text-properties fo:language="fr" fo:country="FR"/>
    </style:style>
    <style:style style:name="T6" style:parent-style-name="Policepardéfaut" style:family="text">
      <style:text-properties fo:language="fr" fo:country="FR"/>
    </style:style>
    <style:style style:name="T7" style:parent-style-name="StrongEmphasis" style:family="text">
      <style:text-properties fo:language="fr" fo:country="FR"/>
    </style:style>
    <style:style style:name="T8" style:parent-style-name="Policepardéfaut" style:family="text">
      <style:text-properties fo:language="fr" fo:country="FR"/>
    </style:style>
    <style:style style:name="T9" style:parent-style-name="StrongEmphasis" style:family="text">
      <style:text-properties fo:language="fr" fo:country="FR"/>
    </style:style>
    <style:style style:name="T10" style:parent-style-name="Policepardéfaut" style:family="text">
      <style:text-properties fo:language="fr" fo:country="FR"/>
    </style:style>
    <style:style style:name="T11" style:parent-style-name="Policepardéfaut" style:family="text">
      <style:text-properties fo:language="fr" fo:country="FR"/>
    </style:style>
    <style:style style:name="P12" style:parent-style-name="Titre3" style:family="paragraph">
      <style:text-properties fo:language="fr" fo:country="FR"/>
    </style:style>
    <style:style style:name="P13" style:parent-style-name="List1ContentFirst" style:family="paragraph"/>
    <style:style style:name="T14" style:parent-style-name="Policepardéfaut" style:family="text">
      <style:text-properties fo:language="fr" fo:country="FR"/>
    </style:style>
    <style:style style:name="T15" style:parent-style-name="StrongEmphasis" style:family="text">
      <style:text-properties fo:language="fr" fo:country="FR"/>
    </style:style>
    <style:style style:name="T16" style:parent-style-name="Policepardéfaut" style:family="text">
      <style:text-properties fo:language="fr" fo:country="FR"/>
    </style:style>
    <style:style style:name="T17" style:parent-style-name="Policepardéfaut" style:family="text">
      <style:text-properties fo:color="#FF0000" fo:language="fr" fo:country="FR"/>
    </style:style>
    <style:style style:name="T18" style:parent-style-name="Policepardéfaut" style:family="text">
      <style:text-properties fo:color="#FF0000" fo:language="fr" fo:country="FR"/>
    </style:style>
    <style:style style:name="P19" style:parent-style-name="List1ContentLast" style:family="paragraph"/>
    <style:style style:name="T20" style:parent-style-name="Policepardéfaut" style:family="text">
      <style:text-properties fo:color="#FF0000"/>
    </style:style>
    <style:style style:name="P21" style:parent-style-name="Titre3" style:family="paragraph">
      <style:text-properties fo:language="fr" fo:country="FR"/>
    </style:style>
    <style:style style:name="T22" style:parent-style-name="Policepardéfaut" style:family="text">
      <style:text-properties fo:language="fr" fo:country="FR"/>
    </style:style>
    <style:style style:name="T23" style:parent-style-name="StrongEmphasis" style:family="text">
      <style:text-properties fo:language="fr" fo:country="FR"/>
    </style:style>
    <style:style style:name="T24" style:parent-style-name="Policepardéfaut" style:family="text">
      <style:text-properties fo:language="fr" fo:country="FR"/>
    </style:style>
    <style:style style:name="P25" style:parent-style-name="List1ContentFirst" style:family="paragraph"/>
    <style:style style:name="P26" style:parent-style-name="List1ContentLast" style:family="paragraph"/>
    <style:style style:name="T27" style:parent-style-name="Policepardéfaut" style:family="text">
      <style:text-properties fo:language="fr" fo:country="FR"/>
    </style:style>
    <style:style style:name="T28" style:parent-style-name="StrongEmphasis" style:family="text">
      <style:text-properties fo:language="fr" fo:country="FR"/>
    </style:style>
    <style:style style:name="T29" style:parent-style-name="StrongEmphasis" style:family="text">
      <style:text-properties fo:language="fr" fo:country="FR"/>
    </style:style>
    <style:style style:name="T30" style:parent-style-name="Policepardéfaut" style:family="text">
      <style:text-properties fo:language="fr" fo:country="FR"/>
    </style:style>
    <style:style style:name="T31" style:parent-style-name="StrongEmphasis" style:family="text">
      <style:text-properties fo:language="fr" fo:country="FR"/>
    </style:style>
    <style:style style:name="T32" style:parent-style-name="Policepardéfaut" style:family="text">
      <style:text-properties fo:language="fr" fo:country="FR"/>
    </style:style>
    <style:style style:name="T33" style:parent-style-name="StrongEmphasis" style:family="text">
      <style:text-properties fo:language="fr" fo:country="FR"/>
    </style:style>
    <style:style style:name="T34" style:parent-style-name="Policepardéfaut" style:family="text">
      <style:text-properties fo:language="fr" fo:country="FR"/>
    </style:style>
    <style:style style:name="P35" style:parent-style-name="List1ContentFirst" style:family="paragraph"/>
    <style:style style:name="P36" style:parent-style-name="List1ContentLast" style:family="paragraph"/>
    <style:style style:name="TableColumn38" style:family="table-column">
      <style:table-column-properties style:column-width="6.6743in" style:use-optimal-column-width="false"/>
    </style:style>
    <style:style style:name="Table37" style:family="table">
      <style:table-properties style:width="6.6743in" style:rel-width="100%" fo:margin-left="0in" table:align="center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writing-mode="lr-tb" style:vertical-align="middle" fo:padding-top="0.118in" fo:padding-left="0.118in" fo:padding-bottom="0.118in" fo:padding-right="0.118in"/>
    </style:style>
    <style:style style:name="T41" style:parent-style-name="Policepardéfaut" style:family="text">
      <style:text-properties fo:language="fr" fo:country="FR"/>
    </style:style>
    <style:style style:name="T42" style:parent-style-name="StrongEmphasis" style:family="text">
      <style:text-properties fo:language="fr" fo:country="FR"/>
    </style:style>
    <style:style style:name="T43" style:parent-style-name="Policepardéfaut" style:family="text">
      <style:text-properties fo:language="fr" fo:country="FR"/>
    </style:style>
    <style:style style:name="T44" style:parent-style-name="StrongEmphasis" style:family="text">
      <style:text-properties fo:language="fr" fo:country="FR"/>
    </style:style>
    <style:style style:name="T45" style:parent-style-name="Policepardéfaut" style:family="text">
      <style:text-properties fo:language="fr" fo:country="FR"/>
    </style:style>
    <style:style style:name="T46" style:parent-style-name="StrongEmphasis" style:family="text">
      <style:text-properties fo:language="fr" fo:country="FR"/>
    </style:style>
    <style:style style:name="T47" style:parent-style-name="Policepardéfaut" style:family="text">
      <style:text-properties fo:language="fr" fo:country="FR"/>
    </style:style>
    <style:style style:name="T48" style:parent-style-name="StrongEmphasis" style:family="text">
      <style:text-properties fo:language="fr" fo:country="FR"/>
    </style:style>
    <style:style style:name="T49" style:parent-style-name="Policepardéfaut" style:family="text">
      <style:text-properties fo:language="fr" fo:country="FR"/>
    </style:style>
    <style:style style:name="P50" style:parent-style-name="Normal" style:family="paragraph">
      <style:text-properties fo:language="fr" fo:country="FR"/>
    </style:style>
    <style:style style:name="P51" style:parent-style-name="Titre4" style:family="paragraph">
      <style:text-properties fo:language="fr" fo:country="FR"/>
    </style:style>
    <style:style style:name="P52" style:parent-style-name="List1ContentFirst" style:family="paragraph"/>
    <style:style style:name="T53" style:parent-style-name="Policepardéfaut" style:family="text">
      <style:text-properties fo:language="fr" fo:country="FR"/>
    </style:style>
    <style:style style:name="P54" style:parent-style-name="List1Content" style:family="paragraph"/>
    <style:style style:name="T55" style:parent-style-name="Policepardéfaut" style:family="text">
      <style:text-properties fo:language="fr" fo:country="FR"/>
    </style:style>
    <style:style style:name="P56" style:parent-style-name="List1Content" style:family="paragraph"/>
    <style:style style:name="T57" style:parent-style-name="Policepardéfaut" style:family="text">
      <style:text-properties fo:language="fr" fo:country="FR"/>
    </style:style>
    <style:style style:name="P58" style:parent-style-name="List1ContentLast" style:family="paragraph"/>
    <style:style style:name="T59" style:parent-style-name="Policepardéfaut" style:family="text">
      <style:text-properties fo:language="fr" fo:country="FR"/>
    </style:style>
    <style:style style:name="TableColumn61" style:family="table-column">
      <style:table-column-properties style:column-width="4.534in"/>
    </style:style>
    <style:style style:name="TableColumn62" style:family="table-column">
      <style:table-column-properties style:column-width="2.1548in"/>
    </style:style>
    <style:style style:name="Table60" style:family="table">
      <style:table-properties style:width="6.6888in" style:rel-width="100%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65" style:parent-style-name="TableHeading" style:family="paragraph">
      <style:text-properties fo:language="fr" fo:country="FR"/>
    </style:style>
    <style:style style:name="TableCell66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Row67" style:family="table-row">
      <style:table-row-properties/>
    </style:style>
    <style:style style:name="TableCell68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Cell69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Row70" style:family="table-row">
      <style:table-row-properties/>
    </style:style>
    <style:style style:name="TableCell71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Cell72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Row73" style:family="table-row">
      <style:table-row-properties/>
    </style:style>
    <style:style style:name="TableCell74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Cell75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Row76" style:family="table-row">
      <style:table-row-properties/>
    </style:style>
    <style:style style:name="TableCell77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Cell78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Row79" style:family="table-row">
      <style:table-row-properties/>
    </style:style>
    <style:style style:name="TableCell80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Cell81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82" style:parent-style-name="List1ContentFirst" style:family="paragraph">
      <style:text-properties fo:language="fr" fo:country="FR"/>
    </style:style>
    <style:style style:name="P83" style:parent-style-name="List1ContentLast" style:family="paragraph"/>
    <style:style style:name="T84" style:parent-style-name="Policepardéfaut" style:family="text">
      <style:text-properties fo:language="fr" fo:country="FR"/>
    </style:style>
    <style:style style:name="T85" style:parent-style-name="StrongEmphasis" style:family="text">
      <style:text-properties fo:language="fr" fo:country="FR"/>
    </style:style>
    <style:style style:name="T86" style:parent-style-name="Policepardéfaut" style:family="text">
      <style:text-properties fo:language="fr" fo:country="FR"/>
    </style:style>
    <style:style style:name="TableColumn88" style:family="table-column">
      <style:table-column-properties style:column-width="6.6743in" style:use-optimal-column-width="false"/>
    </style:style>
    <style:style style:name="Table87" style:family="table">
      <style:table-properties style:width="6.6743in" style:rel-width="100%" fo:margin-left="0in" table:align="center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none" style:writing-mode="lr-tb" style:vertical-align="middle" fo:padding-top="0.118in" fo:padding-left="0.118in" fo:padding-bottom="0.118in" fo:padding-right="0.118in"/>
    </style:style>
    <style:style style:name="T91" style:parent-style-name="StrongEmphasis" style:family="text">
      <style:text-properties fo:language="fr" fo:country="FR"/>
    </style:style>
    <style:style style:name="T92" style:parent-style-name="StrongEmphasis" style:family="text">
      <style:text-properties fo:language="fr" fo:country="FR"/>
    </style:style>
    <style:style style:name="P93" style:parent-style-name="Normal" style:family="paragraph">
      <style:text-properties fo:language="fr" fo:country="FR"/>
    </style:style>
    <style:style style:name="TableColumn95" style:family="table-column">
      <style:table-column-properties style:column-width="6.6743in" style:use-optimal-column-width="false"/>
    </style:style>
    <style:style style:name="Table94" style:family="table">
      <style:table-properties style:width="6.6743in" style:rel-width="100%" fo:margin-left="0in" table:align="center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style:writing-mode="lr-tb" style:vertical-align="middle" fo:padding-top="0.118in" fo:padding-left="0.118in" fo:padding-bottom="0.118in" fo:padding-right="0.118in"/>
    </style:style>
    <style:style style:name="T98" style:parent-style-name="Policepardéfaut" style:family="text">
      <style:text-properties fo:language="fr" fo:country="FR"/>
    </style:style>
    <style:style style:name="T99" style:parent-style-name="StrongEmphasis" style:family="text">
      <style:text-properties fo:language="fr" fo:country="FR"/>
    </style:style>
    <style:style style:name="T100" style:parent-style-name="Policepardéfaut" style:family="text">
      <style:text-properties fo:language="fr" fo:country="FR"/>
    </style:style>
    <style:style style:name="T101" style:parent-style-name="Policepardéfaut" style:family="text">
      <style:text-properties fo:language="fr" fo:country="FR"/>
    </style:style>
    <style:style style:name="T102" style:parent-style-name="StrongEmphasis" style:family="text">
      <style:text-properties fo:language="fr" fo:country="FR"/>
    </style:style>
    <style:style style:name="T103" style:parent-style-name="Policepardéfaut" style:family="text">
      <style:text-properties fo:language="fr" fo:country="FR"/>
    </style:style>
    <style:style style:name="P104" style:parent-style-name="List1ContentFirst" style:family="paragraph">
      <style:text-properties fo:language="fr" fo:country="FR"/>
    </style:style>
    <style:style style:name="P105" style:parent-style-name="List1Content" style:family="paragraph"/>
    <style:style style:name="T106" style:parent-style-name="Policepardéfaut" style:family="text">
      <style:text-properties fo:language="fr" fo:country="FR"/>
    </style:style>
    <style:style style:name="P107" style:parent-style-name="List1Content" style:family="paragraph"/>
    <style:style style:name="P108" style:parent-style-name="List1Content" style:family="paragraph"/>
    <style:style style:name="P109" style:parent-style-name="List1ContentLast" style:family="paragraph"/>
    <style:style style:name="T110" style:parent-style-name="Policepardéfaut" style:family="text">
      <style:text-properties fo:language="fr" fo:country="FR"/>
    </style:style>
    <style:style style:name="T111" style:parent-style-name="StrongEmphasis" style:family="text">
      <style:text-properties fo:language="fr" fo:country="FR"/>
    </style:style>
    <style:style style:name="T112" style:parent-style-name="Policepardéfaut" style:family="text">
      <style:text-properties fo:language="fr" fo:country="FR"/>
    </style:style>
    <style:style style:name="T113" style:parent-style-name="StrongEmphasis" style:family="text">
      <style:text-properties fo:language="fr" fo:country="FR"/>
    </style:style>
    <style:style style:name="T114" style:parent-style-name="Policepardéfaut" style:family="text">
      <style:text-properties fo:language="fr" fo:country="FR"/>
    </style:style>
    <style:style style:name="T115" style:parent-style-name="Policepardéfaut" style:family="text">
      <style:text-properties fo:language="fr" fo:country="FR"/>
    </style:style>
    <style:style style:name="P116" style:parent-style-name="Normal" style:family="paragraph">
      <style:text-properties fo:language="fr" fo:country="FR"/>
    </style:style>
    <style:style style:name="TableColumn118" style:family="table-column">
      <style:table-column-properties style:column-width="6.6743in" style:use-optimal-column-width="false"/>
    </style:style>
    <style:style style:name="Table117" style:family="table">
      <style:table-properties style:width="6.6743in" style:rel-width="100%" fo:margin-left="0in" table:align="center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none" style:writing-mode="lr-tb" style:vertical-align="middle" fo:padding-top="0.118in" fo:padding-left="0.118in" fo:padding-bottom="0.118in" fo:padding-right="0.118in"/>
    </style:style>
    <style:style style:name="T121" style:parent-style-name="StrongEmphasis" style:family="text">
      <style:text-properties fo:language="fr" fo:country="FR"/>
    </style:style>
    <style:style style:name="P122" style:parent-style-name="List1ContentFirst" style:family="paragraph"/>
    <style:style style:name="T123" style:parent-style-name="Policepardéfaut" style:family="text">
      <style:text-properties fo:language="fr" fo:country="FR"/>
    </style:style>
    <style:style style:name="T124" style:parent-style-name="StrongEmphasis" style:family="text">
      <style:text-properties fo:language="fr" fo:country="FR"/>
    </style:style>
    <style:style style:name="T125" style:parent-style-name="Policepardéfaut" style:family="text">
      <style:text-properties fo:language="fr" fo:country="FR"/>
    </style:style>
    <style:style style:name="T126" style:parent-style-name="Policepardéfaut" style:family="text">
      <style:text-properties fo:language="fr" fo:country="FR"/>
    </style:style>
    <style:style style:name="T127" style:parent-style-name="StrongEmphasis" style:family="text">
      <style:text-properties fo:language="fr" fo:country="FR"/>
    </style:style>
    <style:style style:name="T128" style:parent-style-name="Policepardéfaut" style:family="text">
      <style:text-properties fo:language="fr" fo:country="FR"/>
    </style:style>
    <style:style style:name="T129" style:parent-style-name="StrongEmphasis" style:family="text">
      <style:text-properties fo:language="fr" fo:country="FR"/>
    </style:style>
    <style:style style:name="T130" style:parent-style-name="Policepardéfaut" style:family="text">
      <style:text-properties fo:language="fr" fo:country="FR"/>
    </style:style>
    <style:style style:name="T131" style:parent-style-name="Policepardéfaut" style:family="text">
      <style:text-properties fo:language="fr" fo:country="FR"/>
    </style:style>
    <style:style style:name="P132" style:parent-style-name="List1ContentLast" style:family="paragraph"/>
    <style:style style:name="T133" style:parent-style-name="Policepardéfaut" style:family="text">
      <style:text-properties fo:language="fr" fo:country="FR"/>
    </style:style>
    <style:style style:name="T134" style:parent-style-name="StrongEmphasis" style:family="text">
      <style:text-properties fo:language="fr" fo:country="FR"/>
    </style:style>
    <style:style style:name="T135" style:parent-style-name="Policepardéfaut" style:family="text">
      <style:text-properties fo:language="fr" fo:country="FR"/>
    </style:style>
    <style:style style:name="T136" style:parent-style-name="StrongEmphasis" style:family="text">
      <style:text-properties fo:language="fr" fo:country="FR"/>
    </style:style>
    <style:style style:name="T137" style:parent-style-name="Policepardéfaut" style:family="text">
      <style:text-properties fo:language="fr" fo:country="FR"/>
    </style:style>
    <style:style style:name="P138" style:parent-style-name="Normal" style:family="paragraph">
      <style:text-properties fo:language="fr" fo:country="FR"/>
    </style:style>
    <style:style style:name="P139" style:parent-style-name="LastList1ContentFirst" style:family="paragraph">
      <style:text-properties fo:language="fr" fo:country="FR"/>
    </style:style>
    <style:style style:name="TableColumn141" style:family="table-column">
      <style:table-column-properties style:column-width="0.9923in"/>
    </style:style>
    <style:style style:name="TableColumn142" style:family="table-column">
      <style:table-column-properties style:column-width="0.8305in"/>
    </style:style>
    <style:style style:name="TableColumn143" style:family="table-column">
      <style:table-column-properties style:column-width="3.1937in"/>
    </style:style>
    <style:style style:name="TableColumn144" style:family="table-column">
      <style:table-column-properties style:column-width="1.6722in"/>
    </style:style>
    <style:style style:name="Table140" style:family="table">
      <style:table-properties style:width="6.6888in" style:rel-width="100%" fo:margin-left="0in" table:align="left"/>
    </style:style>
    <style:style style:name="TableRow145" style:family="table-row">
      <style:table-row-properties/>
    </style:style>
    <style:style style:name="TableCell146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Cell147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Cell148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Cell149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Row150" style:family="table-row">
      <style:table-row-properties/>
    </style:style>
    <style:style style:name="TableCell151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Cell152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Cell153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Cell154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Row155" style:family="table-row">
      <style:table-row-properties/>
    </style:style>
    <style:style style:name="TableCell156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Cell157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Cell158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Cell159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Row160" style:family="table-row">
      <style:table-row-properties/>
    </style:style>
    <style:style style:name="TableCell161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Cell162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Cell163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Cell164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165" style:parent-style-name="List1ContentFirst" style:family="paragraph">
      <style:text-properties fo:language="fr" fo:country="FR"/>
    </style:style>
    <style:style style:name="P166" style:parent-style-name="List1ContentLast" style:family="paragraph">
      <style:text-properties fo:language="fr" fo:country="FR"/>
    </style:style>
    <style:style style:name="TableColumn168" style:family="table-column">
      <style:table-column-properties style:column-width="6.6743in" style:use-optimal-column-width="false"/>
    </style:style>
    <style:style style:name="Table167" style:family="table">
      <style:table-properties style:width="6.6743in" style:rel-width="100%" fo:margin-left="0in" table:align="center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none" style:writing-mode="lr-tb" style:vertical-align="middle" fo:padding-top="0.118in" fo:padding-left="0.118in" fo:padding-bottom="0.118in" fo:padding-right="0.118in"/>
    </style:style>
    <style:style style:name="T171" style:parent-style-name="Policepardéfaut" style:family="text">
      <style:text-properties fo:language="fr" fo:country="FR"/>
    </style:style>
    <style:style style:name="T172" style:parent-style-name="StrongEmphasis" style:family="text">
      <style:text-properties fo:language="fr" fo:country="FR"/>
    </style:style>
    <style:style style:name="T173" style:parent-style-name="Policepardéfaut" style:family="text">
      <style:text-properties fo:language="fr" fo:country="FR"/>
    </style:style>
    <style:style style:name="T174" style:parent-style-name="StrongEmphasis" style:family="text">
      <style:text-properties fo:language="fr" fo:country="FR"/>
    </style:style>
    <style:style style:name="T175" style:parent-style-name="StrongEmphasis" style:family="text">
      <style:text-properties fo:language="fr" fo:country="FR"/>
    </style:style>
    <style:style style:name="T176" style:parent-style-name="Policepardéfaut" style:family="text">
      <style:text-properties fo:language="fr" fo:country="FR"/>
    </style:style>
    <style:style style:name="T177" style:parent-style-name="StrongEmphasis" style:family="text">
      <style:text-properties fo:language="fr" fo:country="FR"/>
    </style:style>
    <style:style style:name="T178" style:parent-style-name="Policepardéfaut" style:family="text">
      <style:text-properties fo:language="fr" fo:country="FR"/>
    </style:style>
    <style:style style:name="T179" style:parent-style-name="StrongEmphasis" style:family="text">
      <style:text-properties fo:language="fr" fo:country="FR"/>
    </style:style>
    <style:style style:name="T180" style:parent-style-name="Policepardéfaut" style:family="text">
      <style:text-properties fo:language="fr" fo:country="FR"/>
    </style:style>
    <style:style style:name="T181" style:parent-style-name="StrongEmphasis" style:family="text">
      <style:text-properties fo:language="fr" fo:country="FR"/>
    </style:style>
    <style:style style:name="T182" style:parent-style-name="Policepardéfaut" style:family="text">
      <style:text-properties fo:language="fr" fo:country="FR"/>
    </style:style>
    <style:style style:name="P183" style:parent-style-name="Normal" style:family="paragraph">
      <style:text-properties fo:language="fr" fo:country="FR"/>
    </style:style>
    <style:style style:name="T184" style:parent-style-name="StrongEmphasis" style:family="text">
      <style:text-properties fo:language="fr" fo:country="FR"/>
    </style:style>
    <style:style style:name="T185" style:parent-style-name="StrongEmphasis" style:family="text">
      <style:text-properties fo:language="fr" fo:country="FR"/>
    </style:style>
    <style:style style:name="T186" style:parent-style-name="Policepardéfaut" style:family="text">
      <style:text-properties fo:language="fr" fo:country="FR"/>
    </style:style>
    <style:style style:name="T187" style:parent-style-name="StrongEmphasis" style:family="text">
      <style:text-properties fo:language="fr" fo:country="FR"/>
    </style:style>
    <style:style style:name="T188" style:parent-style-name="Policepardéfaut" style:family="text">
      <style:text-properties fo:language="fr" fo:country="FR"/>
    </style:style>
    <style:style style:name="P189" style:parent-style-name="Titre3" style:family="paragraph">
      <style:text-properties fo:language="fr" fo:country="FR"/>
    </style:style>
    <style:style style:name="P190" style:parent-style-name="Textbody" style:family="paragraph">
      <style:text-properties fo:language="fr" fo:country="FR"/>
    </style:style>
    <style:style style:name="P191" style:parent-style-name="Titre4" style:family="paragraph">
      <style:text-properties fo:language="fr" fo:country="FR"/>
    </style:style>
    <style:style style:name="P192" style:parent-style-name="List1ContentFirst" style:family="paragraph"/>
    <style:style style:name="P193" style:parent-style-name="List1ContentLast" style:family="paragraph"/>
    <style:style style:name="T194" style:parent-style-name="Policepardéfaut" style:family="text">
      <style:text-properties fo:language="fr" fo:country="FR"/>
    </style:style>
    <style:style style:name="T195" style:parent-style-name="StrongEmphasis" style:family="text">
      <style:text-properties fo:language="fr" fo:country="FR"/>
    </style:style>
    <style:style style:name="T196" style:parent-style-name="Policepardéfaut" style:family="text">
      <style:text-properties fo:language="fr" fo:country="FR"/>
    </style:style>
    <style:style style:name="T197" style:parent-style-name="StrongEmphasis" style:family="text">
      <style:text-properties fo:language="fr" fo:country="FR"/>
    </style:style>
    <style:style style:name="P198" style:parent-style-name="List1ContentFirst" style:family="paragraph">
      <style:text-properties fo:language="fr" fo:country="FR"/>
    </style:style>
    <style:style style:name="P199" style:parent-style-name="List1ContentLast" style:family="paragraph">
      <style:text-properties fo:language="fr" fo:country="FR"/>
    </style:style>
    <style:style style:name="P200" style:parent-style-name="Titre4" style:family="paragraph">
      <style:text-properties fo:language="fr" fo:country="FR"/>
    </style:style>
    <style:style style:name="T201" style:parent-style-name="Policepardéfaut" style:family="text">
      <style:text-properties fo:language="fr" fo:country="FR"/>
    </style:style>
    <style:style style:name="T202" style:parent-style-name="StrongEmphasis" style:family="text">
      <style:text-properties fo:language="fr" fo:country="FR"/>
    </style:style>
    <style:style style:name="T203" style:parent-style-name="Policepardéfaut" style:family="text">
      <style:text-properties fo:language="fr" fo:country="FR"/>
    </style:style>
    <style:style style:name="T204" style:parent-style-name="Policepardéfaut" style:family="text">
      <style:text-properties fo:language="fr" fo:country="FR"/>
    </style:style>
    <style:style style:name="T205" style:parent-style-name="StrongEmphasis" style:family="text">
      <style:text-properties fo:language="fr" fo:country="FR"/>
    </style:style>
    <style:style style:name="T206" style:parent-style-name="Policepardéfaut" style:family="text">
      <style:text-properties fo:language="fr" fo:country="FR"/>
    </style:style>
    <style:style style:name="P207" style:parent-style-name="List1ContentFirst" style:family="paragraph"/>
    <style:style style:name="T208" style:parent-style-name="Policepardéfaut" style:family="text">
      <style:text-properties fo:language="fr" fo:country="FR"/>
    </style:style>
    <style:style style:name="T209" style:parent-style-name="StrongEmphasis" style:family="text">
      <style:text-properties fo:language="fr" fo:country="FR"/>
    </style:style>
    <style:style style:name="T210" style:parent-style-name="Policepardéfaut" style:family="text">
      <style:text-properties fo:language="fr" fo:country="FR"/>
    </style:style>
    <style:style style:name="T211" style:parent-style-name="Policepardéfaut" style:family="text">
      <style:text-properties fo:language="fr" fo:country="FR"/>
    </style:style>
    <style:style style:name="T212" style:parent-style-name="Policepardéfaut" style:family="text">
      <style:text-properties fo:language="fr" fo:country="FR"/>
    </style:style>
    <style:style style:name="T213" style:parent-style-name="Policepardéfaut" style:family="text">
      <style:text-properties fo:language="fr" fo:country="FR"/>
    </style:style>
    <style:style style:name="T214" style:parent-style-name="Policepardéfaut" style:family="text">
      <style:text-properties fo:language="fr" fo:country="FR"/>
    </style:style>
    <style:style style:name="P215" style:parent-style-name="List1Content" style:family="paragraph"/>
    <style:style style:name="T216" style:parent-style-name="Policepardéfaut" style:family="text">
      <style:text-properties fo:language="fr" fo:country="FR"/>
    </style:style>
    <style:style style:name="T217" style:parent-style-name="StrongEmphasis" style:family="text">
      <style:text-properties fo:language="fr" fo:country="FR"/>
    </style:style>
    <style:style style:name="T218" style:parent-style-name="Policepardéfaut" style:family="text">
      <style:text-properties fo:language="fr" fo:country="FR"/>
    </style:style>
    <style:style style:name="T219" style:parent-style-name="Policepardéfaut" style:family="text">
      <style:text-properties fo:language="fr" fo:country="FR"/>
    </style:style>
    <style:style style:name="T220" style:parent-style-name="Policepardéfaut" style:family="text">
      <style:text-properties fo:language="fr" fo:country="FR"/>
    </style:style>
    <style:style style:name="P221" style:parent-style-name="List1ContentLast" style:family="paragraph">
      <style:text-properties fo:language="fr" fo:country="FR"/>
    </style:style>
    <style:style style:name="T222" style:parent-style-name="Policepardéfaut" style:family="text">
      <style:text-properties fo:language="fr" fo:country="FR"/>
    </style:style>
    <style:style style:name="T223" style:parent-style-name="Policepardéfaut" style:family="text">
      <style:text-properties fo:language="fr" fo:country="FR"/>
    </style:style>
    <style:style style:family="graphic" style:name="a0" style:parent-style-name="Graphics">
      <style:graphic-properties fo:wrap-option="wrap" fo:border="0.02778in solid #999999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2778in solid #999999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2778in solid #999999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2778in solid #999999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2778in solid #999999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bookmark-start text:name="cejmas1:decouvertereseaubtssio"/><text:bookmark-start text:name="__RefHeading___decouverte_des_ressources"/><text:bookmark-start text:name="decouverte_des_ressources_reseaux_du_bts"/><text:bookmark-end text:name="cejmas1:decouvertereseaubtssio"/>Découverte des ressources réseaux du BTS SIO de Valadon<text:bookmark-end text:name="__RefHeading___decouverte_des_ressources"/><text:bookmark-end text:name="decouverte_des_ressources_reseaux_du_bts"/></text:h>
      <text:h text:style-name="P2" text:outline-level="2"><text:bookmark-start text:name="__RefHeading___acces_aux_services_reseau"/><text:bookmark-start text:name="acces_aux_services_reseaux"/>Accès aux services réseaux<text:bookmark-end text:name="__RefHeading___acces_aux_services_reseau"/><text:bookmark-end text:name="acces_aux_services_reseaux"/></text:h>
      <text:h text:style-name="P3" text:outline-level="3"><text:bookmark-start text:name="__RefHeading___reseau_pedagogique_valado"/><text:bookmark-start text:name="reseau_pedagogique_valadon"/>Réseau pédagogique Valadon<text:bookmark-end text:name="__RefHeading___reseau_pedagogique_valado"/><text:bookmark-end text:name="reseau_pedagogique_valadon"/></text:h>
      <text:p text:style-name="Textbody"><text:span text:style-name="T4">Les ordinateurs des salles sont<text:s/></text:span><text:span text:style-name="T5">intégrés</text:span><text:span text:style-name="T6"><text:s/>au<text:s/></text:span><text:span text:style-name="T7">domaine Active Directory</text:span><text:span text:style-name="T8"><text:s/>de gestion du lycée appelé<text:s/></text:span><text:span text:style-name="T9">0870019y.lan</text:span><text:span text:style-name="T10">. Les comptes<text:s/></text:span><text:span text:style-name="T11">utilisés par les étudiants et les enseignants sont créés et gérés par un serveur appelé contrôleur de domaine.</text:span></text:p>
      <text:h text:style-name="P12" text:outline-level="3"><text:bookmark-start text:name="__RefHeading___ouverture_d_une_session_d"/><text:bookmark-start text:name="ouverture_d_une_session_dans_le_domaine_"/>Ouverture d'une session dans le domaine 0870019y.lan sur un ordinateur du lycée<text:bookmark-end text:name="__RefHeading___ouverture_d_une_session_d"/><text:bookmark-end text:name="ouverture_d_une_session_dans_le_domaine_"/></text:h>
      <text:list text:style-name="List1">
        <text:list-item>
          <text:p text:style-name="P13"><text:span text:style-name="T14">nom de compte (login) :<text:s/></text:span><text:span text:style-name="T15">nom.prenom</text:span><text:span text:style-name="T16"><text:s/>:</text:span><text:span text:style-name="T17">roger.yan@educ-valadon-limoge</text:span><text:span text:style-name="T18">s.fr</text:span></text:p>
        </text:list-item>
      </text:list>
      <text:list text:style-name="List1" text:continue-numbering="true">
        <text:list-item>
          <text:p text:style-name="P19">Domaine :<text:span text:style-name="T20"><text:s/>0870019y</text:span></text:p>
        </text:list-item>
      </text:list>
      <text:h text:style-name="P21" text:outline-level="3"><text:bookmark-start text:name="__RefHeading___ouverture_d_une_session_l"/><text:bookmark-start text:name="ouverture_d_une_session_locale_sur_un_or"/>Ouverture d'une session locale sur un ordinateur du lycée<text:bookmark-end text:name="__RefHeading___ouverture_d_une_session_l"/><text:bookmark-end text:name="ouverture_d_une_session_locale_sur_un_or"/></text:h>
      <text:p text:style-name="Textbody"><text:span text:style-name="T22">Les ordinateurs des salles disposent également de<text:s/></text:span><text:span text:style-name="T23">comptes locaux</text:span><text:span text:style-name="T24"><text:s/>qui sont rarement utilisés.<text:s/></text:span>Ils servent :</text:p>
      <text:list text:style-name="List1">
        <text:list-item>
          <text:p text:style-name="P25">pour des activités<text:s/><text:span text:style-name="StrongEmphasis">d'administration</text:span><text:s/>;</text:p>
        </text:list-item>
      </text:list>
      <text:list text:style-name="List1" text:continue-numbering="true">
        <text:list-item>
          <text:p text:style-name="P26"><text:span text:style-name="T27">pour ouvrir une<text:s/></text:span><text:span text:style-name="T28">session local</text:span><text:span text:style-name="T29">e</text:span><text:span text:style-name="T30"><text:s/>s'il n'y a<text:s/></text:span><text:span text:style-name="T31">pas d'accès réseau</text:span><text:span text:style-name="T32">.</text:span></text:p>
        </text:list-item>
      </text:list>
      <text:p text:style-name="Textbody"><text:span text:style-name="T33">Ouvrez</text:span><text:span text:style-name="T34"><text:s/>une session locale avec les informations suivantes :</text:span></text:p>
      <text:list text:style-name="List1">
        <text:list-item>
          <text:p text:style-name="P35">Compte local (login) :</text:p>
        </text:list-item>
      </text:list>
      <text:list text:style-name="List1" text:continue-numbering="true">
        <text:list-item>
          <text:p text:style-name="P36">Mot de passe :</text:p>
        </text:list-item>
      </text:list>
      <text:h text:style-name="Titre3" text:outline-level="3"><text:bookmark-start text:name="__RefHeading___les_mots_de_passe_6"/><text:bookmark-start text:name="les_mots_de_passe"/>Les mots de passe<text:bookmark-end text:name="__RefHeading___les_mots_de_passe_6"/><text:bookmark-end text:name="les_mots_de_passe"/></text:h>
      <text:p text:style-name="Textbody"><draw:frame draw:z-index="251655680" draw:id="id0" draw:style-name="a0" draw:name="Frame1" text:anchor-type="paragraph" svg:x="0in" svg:y="0in" svg:width="6.69167in" svg:height="1in" style:rel-width="scale" style:rel-height="scale"><draw:text-box><table:table table:style-name="Table37"><table:table-columns><table:table-column table:style-name="TableColumn38"/></table:table-columns><table:table-row table:style-name="TableRow39"><table:table-cell table:style-name="TableCell40"><text:p text:style-name="Normal"><text:span text:style-name="T41">Il est important de modifier le mot de passe par défaut en choisissant un<text:s/></text:span><text:span text:style-name="T42">mot de passe fort</text:span><text:span text:style-name="T43"><text:s/>et de le<text:s/></text:span><text:span text:style-name="T44">changer régulièrement</text:span><text:span text:style-name="T45">. Cela ne peut de faire que<text:s/></text:span><text:span text:style-name="T46">depuis un ordinateur du lycée</text:span><text:span text:style-name="T47"><text:s/>en utilisant la combinaison de touche<text:s/></text:span><text:span text:style-name="T48">CTRL + ALT + SUPPR</text:span><text:span text:style-name="T49">..</text:span></text:p></table:table-cell></table:table-row></table:table><text:p text:style-name="P50"/></draw:text-box><svg:title/><svg:desc/></draw:frame></text:p>
      <text:h text:style-name="P51" text:outline-level="4"><text:bookmark-start text:name="__RefHeading___consultez_les_recommandat"/><text:bookmark-start text:name="consultez_les_recommandations_de_l_un_de"/>Consultez les recommandations de l'UN des sites suivants sur les mots de passe :<text:bookmark-end text:name="__RefHeading___consultez_les_recommandat"/><text:bookmark-end text:name="consultez_les_recommandations_de_l_un_de"/></text:h>
      <text:list text:style-name="List1">
        <text:list-item>
          <text:p text:style-name="P52"><text:a xlink:href="https://www.cnil.fr/fr/construire-un-mot-de-passe-sur-et-gerer-la-liste-de-ses-codes-dacces" office:target-frame-name="_top" xlink:show="replace"><text:span text:style-name="T53">https://www.cnil.fr/fr/construire-un-mot-de-passe-sur-et-gerer-la-liste-de-ses-codes-dacces</text:span></text:a></text:p>
        </text:list-item>
      </text:list>
      <text:list text:style-name="List1" text:continue-numbering="true">
        <text:list-item>
          <text:p text:style-name="P54"><text:a xlink:href="https://www.cert.ssi.gouv.fr/information/CERTA-2005-INF-001/" office:target-frame-name="_top" xlink:show="replace"><text:span text:style-name="T55">https://www.cert.ssi.gouv.fr/information/CERTA-2005-INF-001/</text:span></text:a></text:p>
        </text:list-item>
        <text:list-item>
          <text:p text:style-name="P56"><text:a xlink:href="http://www.journaldunet.com/solutions/0705/070507-politique-mot-de-passe.shtml" office:target-frame-name="_top" xlink:show="replace"><text:span text:style-name="T57">http://www.journaldunet.com/solutions/0705/070507-politique-mot-de-passe.shtml</text:span></text:a></text:p>
        </text:list-item>
        <text:list-item>
          <text:p text:style-name="P58"><text:a xlink:href="https://support.microsoft.com/fr-fr/help/4091450/windows-protect-passwords" office:target-frame-name="_top" xlink:show="replace"><text:span text:style-name="T59">https://support.microsoft.com/fr-fr/help/4091450/windows-protect-passwords</text:span></text:a></text:p>
        </text:list-item>
      </text:list>
      <text:p text:style-name="Textbody"><text:span text:style-name="StrongEmphasis">Complétez le tableau suivant :</text:span></text:p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soft-page-break/>
            <text:p text:style-name="P65">Caractéristiques d'un mot de passe fort</text:p>
          </table:table-cell>
          <table:table-cell table:style-name="TableCell66">
            <text:p text:style-name="TableHeading">Ce qu'il faut éviter</text:p>
          </table:table-cell>
        </table:table-row>
        <table:table-row table:style-name="TableRow67">
          <table:table-cell table:style-name="TableCell68">
            <text:p text:style-name="TableContents">.</text:p>
          </table:table-cell>
          <table:table-cell table:style-name="TableCell69">
            <text:p text:style-name="Normal"/>
          </table:table-cell>
        </table:table-row>
        <table:table-row table:style-name="TableRow70">
          <table:table-cell table:style-name="TableCell71">
            <text:p text:style-name="TableContents">.</text:p>
          </table:table-cell>
          <table:table-cell table:style-name="TableCell72">
            <text:p text:style-name="Normal"/>
          </table:table-cell>
        </table:table-row>
        <table:table-row table:style-name="TableRow73">
          <table:table-cell table:style-name="TableCell74">
            <text:p text:style-name="TableContents">.</text:p>
          </table:table-cell>
          <table:table-cell table:style-name="TableCell75">
            <text:p text:style-name="Normal"/>
          </table:table-cell>
        </table:table-row>
        <table:table-row table:style-name="TableRow76">
          <table:table-cell table:style-name="TableCell77">
            <text:p text:style-name="TableContents">.</text:p>
          </table:table-cell>
          <table:table-cell table:style-name="TableCell78">
            <text:p text:style-name="Normal"/>
          </table:table-cell>
        </table:table-row>
        <table:table-row table:style-name="TableRow79">
          <table:table-cell table:style-name="TableCell80">
            <text:p text:style-name="TableContents">.</text:p>
          </table:table-cell>
          <table:table-cell table:style-name="TableCell81">
            <text:p text:style-name="Normal"/>
          </table:table-cell>
        </table:table-row>
      </table:table>
      <text:h text:style-name="Titre4" text:outline-level="4"><text:bookmark-start text:name="__RefHeading___changement_du_mot_de_pass"/><text:bookmark-start text:name="changement_du_mot_de_passe"/>Changement du mot de passe<text:bookmark-end text:name="__RefHeading___changement_du_mot_de_pass"/><text:bookmark-end text:name="changement_du_mot_de_passe"/></text:h>
      <text:list text:style-name="List1">
        <text:list-item>
          <text:p text:style-name="P82">changement proposé lors de la première connexion</text:p>
        </text:list-item>
      </text:list>
      <text:list text:style-name="List1" text:continue-numbering="true">
        <text:list-item>
          <text:p text:style-name="P83"><text:span text:style-name="T84">réseau Valadon : utilisez la combinaison de touche<text:s/></text:span><text:span text:style-name="T85">CTRL + ALT + SUPPR</text:span><text:span text:style-name="T86">.<text:s/></text:span>Changer régulièrement votre mot de passe.</text:p>
        </text:list-item>
      </text:list>
      <text:p text:style-name="Textbody"><draw:frame draw:z-index="251656704" draw:id="id1" draw:style-name="a1" draw:name="Frame2" text:anchor-type="paragraph" svg:x="0in" svg:y="0in" svg:width="6.69167in" svg:height="1in" style:rel-width="scale" style:rel-height="scale"><draw:text-box><table:table table:style-name="Table87"><table:table-columns><table:table-column table:style-name="TableColumn88"/></table:table-columns><table:table-row table:style-name="TableRow89"><table:table-cell table:style-name="TableCell90"><text:p text:style-name="Normal"><text:span text:style-name="T91">Testez la sécurité de votre mot de<text:s/></text:span><text:span text:style-name="T92">passe :<text:s/></text:span><text:a xlink:href="https://www.undernews.fr/nos-services/tester-la-force-de-votre-mot-de-passe" office:target-frame-name="_top" xlink:show="replace">https://www.undernews.fr/nos-services/tester-la-force-de-votre-mot-de-passe</text:a></text:p></table:table-cell></table:table-row></table:table><text:p text:style-name="P93"/></draw:text-box><svg:title/><svg:desc/></draw:frame><draw:frame draw:z-index="251657728" draw:id="id2" draw:style-name="a2" draw:name="Frame3" text:anchor-type="paragraph" svg:x="0in" svg:y="0in" svg:width="6.69167in" svg:height="1in" style:rel-width="scale" style:rel-height="scale"><draw:text-box><table:table table:style-name="Table94"><table:table-columns><table:table-column table:style-name="TableColumn95"/></table:table-columns><table:table-row table:style-name="TableRow96"><table:table-cell table:style-name="TableCell97"><text:p text:style-name="Normal"><text:span text:style-name="T98">Utiliser un<text:s/></text:span><text:span text:style-name="T99">gestionnaire de mots de passe</text:span><text:span text:style-name="T100"><text:s/>qui permet de constituer votre<text:s/></text:span><text:span text:style-name="T101">base de données de mots de passe chiffrée par un unique mot de passe<text:s/></text:span><text:span text:style-name="T102">maître</text:span><text:span text:style-name="T103"><text:s/>:</text:span></text:p><text:list text:style-name="List1"><text:list-item><text:p text:style-name="P104">Exemple de logiciels OpenSource disponibles :</text:p></text:list-item></text:list><text:list text:style-name="List1" text:continue-numbering="true"><text:list-item><text:list><text:list-item><text:p text:style-name="P105"><text:a xlink:href="http://keepass.info/" office:target-frame-name="_top" xlink:show="replace">http://keepass.info/</text:a><text:span text:style-name="T106"><text:s/>(solution qui a été évaluée par l'ANSSI),</text:span></text:p></text:list-item><text:list-item><text:p text:style-name="P107"><text:a xlink:href="https://zenyway.com/password-manager/home/en/index.html" office:target-frame-name="_top" xlink:show="replace">https://zenyway.com/password-manager/home/en/index.html</text:a><text:s/>: Zenyway,</text:p></text:list-item><text:list-item><text:p text:style-name="P108"><text:a xlink:href="https://pwsafe.org/" office:target-frame-name="_top" xlink:show="replace">https://pwsafe.org/</text:a><text:s/>: Passwordsafe.</text:p></text:list-item></text:list></text:list-item><text:list-item><text:p text:style-name="P109"><text:span text:style-name="T110">utilisez des logiciels disponibles pour ordinateurs et smartphone. Pour<text:s/></text:span><text:span text:style-name="T111">Keepass</text:span><text:span text:style-name="T112">, il existe le client<text:s/></text:span><text:span text:style-name="T113">KeeWeb</text:span><text:span text:style-name="T114"><text:s/>compatible avec les bases Keepass (kdbx). Ce client est multiplateforme (Windows, OSX, Linux) et propose une version en ligne à l'adresse<text:s/></text:span><text:a xlink:href="https://app.keeweb.info/" office:target-frame-name="_top" xlink:show="replace">https://app.keeweb.info/</text:a><text:span text:style-name="T115">.</text:span></text:p></text:list-item></text:list></table:table-cell></table:table-row></table:table><text:p text:style-name="P116"/></draw:text-box><svg:title/><svg:desc/></draw:frame><draw:frame draw:z-index="251658752" draw:id="id3" draw:style-name="a3" draw:name="Frame4" text:anchor-type="paragraph" svg:x="0in" svg:y="0in" svg:width="6.69167in" svg:height="1in" style:rel-width="scale" style:rel-height="scale"><draw:text-box><table:table table:style-name="Table117"><table:table-columns><table:table-column table:style-name="TableColumn118"/></table:table-columns><table:table-row table:style-name="TableRow119"><table:table-cell table:style-name="TableCell120"><text:p text:style-name="Normal"><text:span text:style-name="T121">Travail que vous pouvez faire à titre personnel :</text:span></text:p><text:list text:style-name="List1"><text:list-item><text:p text:style-name="P122"><text:span text:style-name="T123">Utilisez le<text:s/></text:span><text:span text:style-name="T124">client KeeWeb</text:span><text:span text:style-name="T125"><text:s/>(</text:span><text:a xlink:href="https://keeweb.info/" office:target-frame-name="_top" xlink:show="replace">https://keeweb.info/</text:a><text:span text:style-name="T126">) pour enregistrer vos identifiants du réseau et<text:s/></text:span><text:span text:style-name="T127">sauvegardez</text:span><text:span text:style-name="T128"><text:s/>votre base de données<text:s/></text:span><text:span text:style-name="T129">Keepass</text:span><text:span text:style-name="T130"><text:s/>dans un dossier partagé (Googl</text:span><text:span text:style-name="T131">e Drive, Dropbox, OneDrive, etc.).</text:span></text:p></text:list-item></text:list><text:list text:style-name="List1" text:continue-numbering="true"><text:list-item><text:p text:style-name="P132"><text:span text:style-name="T133">installez Keepass sur votre smartphone pour utiliser la même base de données :<text:s/></text:span><text:span text:style-name="T134">MiniKeePass</text:span><text:span text:style-name="T135"><text:s/>pour IOS,<text:s/></text:span><text:span text:style-name="T136">KeePassDroid</text:span><text:span text:style-name="T137"><text:s/>pour Android.</text:span></text:p></text:list-item></text:list></table:table-cell></table:table-row></table:table><text:p text:style-name="P138"/></draw:text-box><svg:title/><svg:desc/></draw:frame></text:p>
      <text:h text:style-name="Titre2" text:outline-level="2"><text:bookmark-start text:name="__RefHeading___les_ressources_reseaux_di"/><text:bookmark-start text:name="les_ressources_reseaux_disponibles"/>Les ressources réseaux disponibles<text:bookmark-end text:name="__RefHeading___les_ressources_reseaux_di"/><text:bookmark-end text:name="les_ressources_reseaux_disponibles"/></text:h>
      <text:list text:style-name="List1">
        <text:list-item>
          <text:p text:style-name="P139">Les lecteurs et dossiers réseaux disponibles sur le serveur de fichiers :</text:p>
        </text:list-item>
      </text:list>
      <table:table table:style-name="Table140">
        <table:table-columns>
          <table:table-column table:style-name="TableColumn141"/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TableHeading">Lettre</text:p>
          </table:table-cell>
          <table:table-cell table:style-name="TableCell147">
            <text:p text:style-name="TableHeading">Nom</text:p>
          </table:table-cell>
          <table:table-cell table:style-name="TableCell148">
            <text:p text:style-name="TableHeading">Autorisation d'accès</text:p>
          </table:table-cell>
          <table:table-cell table:style-name="TableCell149">
            <text:p text:style-name="TableHeading">Utilisation</text:p>
          </table:table-cell>
        </table:table-row>
        <table:table-row table:style-name="TableRow150">
          <table:table-cell table:style-name="TableCell151">
            <text:p text:style-name="TableContents">.</text:p>
          </table:table-cell>
          <table:table-cell table:style-name="TableCell152">
            <text:p text:style-name="Normal"/>
          </table:table-cell>
          <table:table-cell table:style-name="TableCell153">
            <text:p text:style-name="Normal"/>
          </table:table-cell>
          <table:table-cell table:style-name="TableCell154">
            <text:p text:style-name="Normal"/>
          </table:table-cell>
        </table:table-row>
        <table:table-row table:style-name="TableRow155">
          <table:table-cell table:style-name="TableCell156">
            <text:p text:style-name="TableContents">.</text:p>
          </table:table-cell>
          <table:table-cell table:style-name="TableCell157">
            <text:p text:style-name="Normal"/>
          </table:table-cell>
          <table:table-cell table:style-name="TableCell158">
            <text:p text:style-name="Normal"/>
          </table:table-cell>
          <table:table-cell table:style-name="TableCell159">
            <text:p text:style-name="Normal"/>
          </table:table-cell>
        </table:table-row>
        <table:table-row table:style-name="TableRow160">
          <table:table-cell table:style-name="TableCell161">
            <text:p text:style-name="TableContents">.</text:p>
          </table:table-cell>
          <table:table-cell table:style-name="TableCell162">
            <text:p text:style-name="Normal"/>
          </table:table-cell>
          <table:table-cell table:style-name="TableCell163">
            <text:p text:style-name="Normal"/>
          </table:table-cell>
          <table:table-cell table:style-name="TableCell164">
            <text:p text:style-name="Normal"/>
          </table:table-cell>
        </table:table-row>
      </table:table>
      <text:list text:style-name="List1">
        <text:list-item>
          <text:p text:style-name="P165">Nom du serveur de fichiers (adresse IP) : ...</text:p>
        </text:list-item>
      </text:list>
      <text:list text:style-name="List1" text:continue-numbering="true">
        <text:list-item>
          <text:p text:style-name="P166">Nom du contrôleur de domaine (adresse IP) : ...</text:p>
        </text:list-item>
      </text:list>
      <text:p text:style-name="Textbody"><draw:frame draw:z-index="251659776" draw:id="id4" draw:style-name="a4" draw:name="Frame5" text:anchor-type="paragraph" svg:x="0in" svg:y="0in" svg:width="6.69167in" svg:height="1in" style:rel-width="scale" style:rel-height="scale"><draw:text-box><table:table table:style-name="Table167"><table:table-columns><table:table-column table:style-name="TableColumn168"/></table:table-columns><table:table-row table:style-name="TableRow169"><table:table-cell table:style-name="TableCell170"><text:p text:style-name="Normal"><text:span text:style-name="T171">Tous les<text:s/></text:span><text:span text:style-name="T172">travaux des étudiants</text:span><text:span text:style-name="T173"><text:s/>doivent être<text:s/></text:span><text:span text:style-name="T174">sauvegardés sur le serveur de<text:s/></text:span><text:span text:style-name="T175">fichiers</text:span><text:span text:style-name="T176">.<text:s/></text:span><text:span text:style-name="T177">Aucun document ne doit être mémorisé</text:span><text:span text:style-name="T178"><text:s/>sur les disques durs des stations de travail des salles. En effet ces stations sont<text:s/></text:span><text:span text:style-name="T179">régulièrement réinstallées</text:span><text:span text:style-name="T180"><text:s/>et donc tous les travaux enregistrés sur la<text:s/></text:span><text:span text:style-name="T181">partition principale</text:span><text:span text:style-name="T182"><text:s/>seront perdus.</text:span></text:p></table:table-cell></table:table-row></table:table><text:p text:style-name="P183"/></draw:text-box><svg:title/><svg:desc/></draw:frame><text:span text:style-name="T184">Exception à cet</text:span><text:span text:style-name="T185">te règle :</text:span><text:span text:style-name="T186"><text:s/>La seconde partition des disques dur de chaque station peut être utilisée pour<text:s/></text:span><text:span text:style-name="T187">stocker des fichiers volumineux</text:span><text:span text:style-name="T188">. Cela sera nécessaire pour les fichiers images des machines virtuelles, des environnements de développement, etc.</text:span></text:p>
      <text:h text:style-name="P189" text:outline-level="3"><text:bookmark-start text:name="__RefHeading___acces_aux_serveurs_du_res"/><text:bookmark-start text:name="acces_aux_serveurs_du_reseau_depuis_un_o"/>Accès aux serveurs du réseau depuis un ordinateur personnel<text:bookmark-end text:name="__RefHeading___acces_aux_serveurs_du_res"/><text:bookmark-end text:name="acces_aux_serveurs_du_reseau_depuis_un_o"/></text:h>
      <text:p text:style-name="P190">Un ordinateur personnel n'est pas intégré au domaine Active Directory du lycée.</text:p>
      <text:h text:style-name="P191" text:outline-level="4"><text:bookmark-start text:name="__RefHeading___connexion_au_wifi_du_bts_"/><text:bookmark-start text:name="connexion_au_wifi_du_bts_sio"/>Connexion au Wifi du BTS SIO<text:bookmark-end text:name="__RefHeading___connexion_au_wifi_du_bts_"/><text:bookmark-end text:name="connexion_au_wifi_du_bts_sio"/></text:h>
      <text:list text:style-name="List1">
        <text:list-item>
          <text:p text:style-name="P192">utiliser le SSID<text:s/><text:span text:style-name="StrongEmphasis">BTSSIO</text:span><text:s/>;</text:p>
        </text:list-item>
      </text:list>
      <text:soft-page-break/>
      <text:list text:style-name="List1" text:continue-numbering="true">
        <text:list-item>
          <text:p text:style-name="P193"><text:span text:style-name="T194">saisissez votre nom de compte sous la forme<text:s/></text:span><text:span text:style-name="T195">nom.prenom</text:span><text:span text:style-name="T196"><text:s/>ou<text:s/></text:span><text:span text:style-name="T197">0870019y\nom.prenom</text:span></text:p>
        </text:list-item>
      </text:list>
      <text:h text:style-name="Titre4" text:outline-level="4"><text:bookmark-start text:name="__RefHeading___acces_aux_serveurs_du_lyc"/><text:bookmark-start text:name="acces_aux_serveurs_du_lycee"/>Accès aux serveurs du lycée<text:bookmark-end text:name="__RefHeading___acces_aux_serveurs_du_lyc"/><text:bookmark-end text:name="acces_aux_serveurs_du_lycee"/></text:h>
      <text:list text:style-name="List1">
        <text:list-item>
          <text:p text:style-name="P198">chemin UNC vers le dossier personnel :\\10.187.88.5\roger.yan$</text:p>
        </text:list-item>
      </text:list>
      <text:list text:style-name="List1" text:continue-numbering="true">
        <text:list-item>
          <text:p text:style-name="P199">Chemin UNC vers le dossier classe<text:s/>lecteur P:<text:s/>10.187.88.5\B1 SIO$</text:p>
        </text:list-item>
      </text:list>
      <text:h text:style-name="P200" text:outline-level="4"><text:bookmark-start text:name="__RefHeading___connexion_a_office_365_et"/><text:bookmark-start text:name="connexion_a_office_365_et_a_azure"/>Connexion à Office 365 et à Azure<text:bookmark-end text:name="__RefHeading___connexion_a_office_365_et"/><text:bookmark-end text:name="connexion_a_office_365_et_a_azure"/></text:h>
      <text:p text:style-name="Textbody"><text:span text:style-name="T201">L’identifiant Office 365 est basé sur le compte du réseau du lycée de la forme<text:s/></text:span><text:span text:style-name="T202">nom.prenom</text:span><text:span text:style-name="T203">, suivi du</text:span><text:span text:style-name="T204"><text:s/>nom de domaine du lycée Valadon qui est<text:s/></text:span><text:span text:style-name="T205">educ-valadon-limoges.fr</text:span><text:span text:style-name="T206">.</text:span></text:p>
      <text:list text:style-name="List1">
        <text:list-item>
          <text:p text:style-name="P207"><text:span text:style-name="T208">Accès au<text:s/></text:span><text:span text:style-name="T209">portail Office 365</text:span><text:span text:style-name="T210"><text:s/>:<text:s/></text:span><text:a xlink:href="https://portal.office.com" office:target-frame-name="_top" xlink:show="replace"><text:span text:style-name="T211">https://portal.office.com</text:span></text:a><text:span text:style-name="T212"><text:s/>ou<text:s/></text:span><text:a xlink:href="https://www.office.com/" office:target-frame-name="_top" xlink:show="replace"><text:span text:style-name="T213">https://www.office.com/</text:span></text:a><text:span text:style-name="T214"><text:s/>;</text:span></text:p>
        </text:list-item>
      </text:list>
      <text:list text:style-name="List1" text:continue-numbering="true">
        <text:list-item>
          <text:p text:style-name="P215"><text:span text:style-name="T216">Accès au<text:s/></text:span><text:span text:style-name="T217">portail Azure</text:span><text:span text:style-name="T218"><text:s/>:<text:s/></text:span><text:a xlink:href="https://portal.azure.com/" office:target-frame-name="_top" xlink:show="replace"><text:span text:style-name="T219">https://portal.azure.com/</text:span></text:a><text:span text:style-name="T220"><text:s/>;</text:span></text:p>
        </text:list-item>
        <text:list-item>
          <text:p text:style-name="P221">Se connecter avec son identifiant et son mot de passe du réseau du lycée</text:p>
        </text:list-item>
      </text:list>
      <text:p text:style-name="Textbody"><text:span text:style-name="T222">Vous disposez également d'une adresse de messagerie qui sera prioritairement utilisé par les ens</text:span><text:span text:style-name="T223">eignants. Vous disposez de l'offre ADT4T (Microsoft Azure Dev Tools for Teaching) et d'un crédit Azure de 100 $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ans" svg:font-family="Bitstream Vera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Bitstream Vera Sans Mono" svg:font-family="Bitstream Vera Sans Mono" style:font-family-generic="modern" style:font-pitch="fixed"/>
    <style:font-face style:name="StarSymbol" svg:font-family="StarSymbol" style:font-family-generic="system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ans" style:font-name-asian="Bitstream Vera Sans" style:font-name-complex="Bitstream Ver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font-size="24pt" style:font-size-asian="24pt" style:font-size-complex="24pt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text-properties fo:font-weight="bold" style:font-weight-asian="bold" style:font-weight-complex="bold" fo:font-size="12pt" style:font-size-asian="12pt" style:font-size-complex="12pt" fo:hyphenate="false"/>
    </style:style>
    <style:style style:name="Titre5" style:display-name="Titre 5" style:family="paragraph" style:parent-style-name="Heading" style:next-style-name="Textbody" style:default-outline-level="5"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Liste" style:display-name="Liste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paragraph-properties fo:margin-bottom="0.0784in"/>
      <style:text-properties style:font-name="Bitstream Vera Sans Mono" style:font-name-asian="Bitstream Vera Sans Mono" style:font-name-complex="Bitstream Vera Sans Mono" fo:hyphenate="false"/>
    </style:style>
    <style:style style:name="SourceCode" style:display-name="Source Code" style:family="paragraph" style:parent-style-name="PreformattedText">
      <style:paragraph-properties fo:border="0.0034in solid #8CACBB" fo:padding="0.0138in" style:shadow="none" fo:background-color="#F7F9FA"/>
      <style:text-properties fo:hyphenate="false"/>
    </style:style>
    <style:style style:name="SourceFile" style:display-name="Source File" style:family="paragraph" style:parent-style-name="PreformattedText">
      <style:paragraph-properties fo:border="0.0034in solid #8CACBB" fo:padding="0.0138in" style:shadow="none" fo:background-color="#F1F4F5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ocallink" style:display-name="Local link" style:family="text">
      <style:text-properties fo:font-weight="bold" style:font-weight-asian="bold" fo:color="#000000" style:text-underline-type="single" style:text-underline-style="solid" style:text-underline-width="auto" style:text-underline-mode="continuous" style:text-underline-color="font-color"/>
    </style:style>
    <style:style style:name="VisitedLocalLink" style:display-name="Visited Local Link" style:family="text">
      <style:text-properties fo:font-weight="bold" style:font-weight-asian="bold" fo:color="#000000" style:text-underline-type="single" style:text-underline-style="solid" style:text-underline-width="auto" style:text-underline-mode="continuous" style:text-underline-color="font-color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FootnoteCharacters" style:display-name="Footnote Characters" style:family="text">
      <style:text-properties fo:color="#2B73B7" style:text-position="0% 100%"/>
    </style:style>
    <style:style style:name="FootnoteAnchor" style:display-name="Footnote Anchor" style:family="text">
      <style:text-properties fo:color="#2B73B7" style:text-position="0% 100%"/>
    </style:style>
    <style:style style:name="Quotation1" style:display-name="Quotation 1" style:family="paragraph" style:parent-style-name="Standard">
      <style:paragraph-properties fo:margin-top="0.0986in" fo:margin-bottom="0.0986in" fo:margin-left="0.3937in">
        <style:tab-stops/>
      </style:paragraph-properties>
      <style:text-properties fo:hyphenate="false"/>
    </style:style>
    <style:style style:name="Quotation2" style:display-name="Quotation 2" style:family="paragraph" style:parent-style-name="Standard">
      <style:paragraph-properties fo:margin-top="0.0986in" fo:margin-bottom="0.0986in" fo:margin-left="0.7875in">
        <style:tab-stops/>
      </style:paragraph-properties>
      <style:text-properties fo:hyphenate="false"/>
    </style:style>
    <style:style style:name="Quotation3" style:display-name="Quotation 3" style:family="paragraph" style:parent-style-name="Standard">
      <style:paragraph-properties fo:margin-top="0.0986in" fo:margin-bottom="0.0986in" fo:margin-left="1.1812in">
        <style:tab-stops/>
      </style:paragraph-properties>
      <style:text-properties fo:hyphenate="false"/>
    </style:style>
    <style:style style:name="Quotation4" style:display-name="Quotation 4" style:family="paragraph" style:parent-style-name="Standard">
      <style:paragraph-properties fo:margin-top="0.0986in" fo:margin-bottom="0.0986in" fo:margin-left="1.575in">
        <style:tab-stops/>
      </style:paragraph-properties>
      <style:text-properties fo:hyphenate="false"/>
    </style:style>
    <style:style style:name="Quotation5" style:display-name="Quotation 5" style:family="paragraph" style:parent-style-name="Standard">
      <style:paragraph-properties fo:margin-top="0.0986in" fo:margin-bottom="0.0986in" fo:margin-left="1.9687in">
        <style:tab-stops/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ListSymbols" style:display-name="List Symbols" style:family="text"/>
    <style:style style:name="Numbering1Content" style:display-name="Numbering 1 Content" style:family="paragraph" style:parent-style-name="Standard">
      <style:text-properties fo:hyphenate="false"/>
    </style:style>
    <style:style style:name="Numbering1ContentFirst" style:display-name="Numbering 1 Content First" style:family="paragraph" style:parent-style-name="Numbering1Content" style:next-style-name="Textbody">
      <style:paragraph-properties fo:margin-top="0.1965in"/>
      <style:text-properties fo:hyphenate="false"/>
    </style:style>
    <style:style style:name="Numbering1ContentLast" style:display-name="Numbering 1 Content Last" style:family="paragraph" style:parent-style-name="Numbering1Content" style:next-style-name="Textbody" style:list-style-name="Numbering1">
      <style:paragraph-properties fo:margin-bottom="0.1965in"/>
      <style:text-properties fo:hyphenate="false"/>
    </style:style>
    <style:style style:name="List1Content" style:display-name="List 1 Content" style:family="paragraph" style:parent-style-name="Standard">
      <style:text-properties fo:hyphenate="false"/>
    </style:style>
    <style:style style:name="List1ContentFirst" style:display-name="List 1 Content First" style:family="paragraph" style:parent-style-name="List1Content" style:next-style-name="Textbody">
      <style:paragraph-properties fo:margin-top="0.1965in"/>
      <style:text-properties fo:hyphenate="false"/>
    </style:style>
    <style:style style:name="List1ContentLast" style:display-name="List 1 Content Last" style:family="paragraph" style:parent-style-name="List1Content" style:next-style-name="Textbody">
      <style:paragraph-properties fo:margin-bottom="0.1965in"/>
      <style:text-properties fo:hyphenate="false"/>
    </style:style>
    <style:style style:name="LastList1ContentFirst" style:display-name="Last List 1 Content First" style:family="paragraph" style:parent-style-name="List1ContentFirst" style:next-style-name="Textbody" style:list-style-name="List1">
      <style:text-properties fo:hyphenate="false"/>
    </style:style>
    <text:list-style style:name="Numbering1" style:display-name="Numbering 1">
      <text:list-level-style-number text:level="1" style:num-suffix="." style:num-format="1">
        <style:list-level-properties fo:text-align="end" text:space-before="0.3937in" text:min-label-width="0.0986in" text:list-level-position-and-space-mode="label-alignment">
          <style:list-level-label-alignment text:label-followed-by="listtab" fo:margin-left="0.4923in" fo:text-indent="-0.0986in"/>
        </style:list-level-properties>
      </text:list-level-style-number>
      <text:list-level-style-number text:level="2" style:num-suffix="." style:num-format="a" style:num-letter-sync="true">
        <style:list-level-properties fo:text-align="end" text:space-before="0.7875in" text:min-label-width="0.0986in" text:list-level-position-and-space-mode="label-alignment">
          <style:list-level-label-alignment text:label-followed-by="listtab" fo:margin-left="0.8861in" fo:text-indent="-0.0986in"/>
        </style:list-level-properties>
      </text:list-level-style-number>
      <text:list-level-style-number text:level="3" style:num-suffix="." style:num-format="I">
        <style:list-level-properties fo:text-align="end" text:space-before="1.1812in" text:min-label-width="0.0986in" text:list-level-position-and-space-mode="label-alignment">
          <style:list-level-label-alignment text:label-followed-by="listtab" fo:margin-left="1.2798in" fo:text-indent="-0.0986in"/>
        </style:list-level-properties>
      </text:list-level-style-number>
      <text:list-level-style-number text:level="4" style:num-suffix="." style:num-format="A" style:num-letter-sync="true">
        <style:list-level-properties fo:text-align="end" text:space-before="1.5743in" text:min-label-width="0.0986in" text:list-level-position-and-space-mode="label-alignment">
          <style:list-level-label-alignment text:label-followed-by="listtab" fo:margin-left="1.6729in" fo:text-indent="-0.0986in"/>
        </style:list-level-properties>
      </text:list-level-style-number>
      <text:list-level-style-number text:level="5" style:num-suffix="." style:num-format="i">
        <style:list-level-properties fo:text-align="end" text:space-before="1.968in" text:min-label-width="0.0986in" text:list-level-position-and-space-mode="label-alignment">
          <style:list-level-label-alignment text:label-followed-by="listtab" fo:margin-left="2.0666in" fo:text-indent="-0.0986in"/>
        </style:list-level-properties>
      </text:list-level-style-number>
      <text:list-level-style-number text:level="6" style:num-suffix="." style:num-format="i">
        <style:list-level-properties fo:text-align="end" text:space-before="2.3618in" text:min-label-width="0.0986in" text:list-level-position-and-space-mode="label-alignment">
          <style:list-level-label-alignment text:label-followed-by="listtab" fo:margin-left="2.4604in" fo:text-indent="-0.0986in"/>
        </style:list-level-properties>
      </text:list-level-style-number>
      <text:list-level-style-number text:level="7" style:num-suffix="." style:num-format="i">
        <style:list-level-properties fo:text-align="end" text:space-before="2.7555in" text:min-label-width="0.0986in" text:list-level-position-and-space-mode="label-alignment">
          <style:list-level-label-alignment text:label-followed-by="listtab" fo:margin-left="2.8541in" fo:text-indent="-0.0986in"/>
        </style:list-level-properties>
      </text:list-level-style-number>
      <text:list-level-style-number text:level="8" style:num-suffix="." style:num-format="i">
        <style:list-level-properties fo:text-align="end" text:space-before="3.1493in" text:min-label-width="0.0986in" text:list-level-position-and-space-mode="label-alignment">
          <style:list-level-label-alignment text:label-followed-by="listtab" fo:margin-left="3.2479in" fo:text-indent="-0.0986in"/>
        </style:list-level-properties>
      </text:list-level-style-number>
      <text:list-level-style-number text:level="9" style:num-suffix="." style:num-format="i">
        <style:list-level-properties fo:text-align="end" text:space-before="3.543in" text:min-label-width="0.0986in" text:list-level-position-and-space-mode="label-alignment">
          <style:list-level-label-alignment text:label-followed-by="listtab" fo:margin-left="3.6416in" fo:text-indent="-0.0986in"/>
        </style:list-level-properties>
      </text:list-level-style-number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1" style:display-name="List 1">
      <text:list-level-style-bullet text:level="1" text:style-name="WW_CharLFO2LVL1" text:bullet-char="•">
        <style:list-level-properties fo:text-align="end" text:space-before="0.3937in" text:min-label-width="0.0986in" text:list-level-position-and-space-mode="label-alignment">
          <style:list-level-label-alignment text:label-followed-by="listtab" fo:margin-left="0.4923in" fo:text-indent="-0.0986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fo:text-align="end" text:space-before="0.7875in" text:min-label-width="0.0986in" text:list-level-position-and-space-mode="label-alignment">
          <style:list-level-label-alignment text:label-followed-by="listtab" fo:margin-left="0.8861in" fo:text-indent="-0.0986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fo:text-align="end" text:space-before="1.1812in" text:min-label-width="0.0986in" text:list-level-position-and-space-mode="label-alignment">
          <style:list-level-label-alignment text:label-followed-by="listtab" fo:margin-left="1.2798in" fo:text-indent="-0.0986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fo:text-align="end" text:space-before="1.5743in" text:min-label-width="0.0986in" text:list-level-position-and-space-mode="label-alignment">
          <style:list-level-label-alignment text:label-followed-by="listtab" fo:margin-left="1.6729in" fo:text-indent="-0.0986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fo:text-align="end" text:space-before="1.968in" text:min-label-width="0.0986in" text:list-level-position-and-space-mode="label-alignment">
          <style:list-level-label-alignment text:label-followed-by="listtab" fo:margin-left="2.0666in" fo:text-indent="-0.0986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fo:text-align="end" text:space-before="2.3618in" text:min-label-width="0.0986in" text:list-level-position-and-space-mode="label-alignment">
          <style:list-level-label-alignment text:label-followed-by="listtab" fo:margin-left="2.4604in" fo:text-indent="-0.0986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fo:text-align="end" text:space-before="2.7555in" text:min-label-width="0.0986in" text:list-level-position-and-space-mode="label-alignment">
          <style:list-level-label-alignment text:label-followed-by="listtab" fo:margin-left="2.8541in" fo:text-indent="-0.0986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fo:text-align="end" text:space-before="3.1493in" text:min-label-width="0.0986in" text:list-level-position-and-space-mode="label-alignment">
          <style:list-level-label-alignment text:label-followed-by="listtab" fo:margin-left="3.2479in" fo:text-indent="-0.0986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fo:text-align="end" text:space-before="3.543in" text:min-label-width="0.0986in" text:list-level-position-and-space-mode="label-alignment">
          <style:list-level-label-alignment text:label-followed-by="listtab" fo:margin-left="3.6416in" fo:text-indent="-0.0986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ejmas1:decouvertereseaubtssio</dc:title>
    <meta:initial-creator>Generated</meta:initial-creator>
    <dc:creator>Yan ROGER</dc:creator>
    <meta:creation-date>2021-09-08T12:44:00Z</meta:creation-date>
    <dc:date>2021-09-08T13:25:00Z</dc:date>
    <meta:template xlink:href="Normal" xlink:type="simple"/>
    <meta:editing-cycles>7</meta:editing-cycles>
    <meta:editing-duration>PT420S</meta:editing-duration>
    <meta:document-statistic meta:page-count="3" meta:paragraph-count="7" meta:word-count="562" meta:character-count="3650" meta:row-count="25" meta:non-whitespace-character-count="3095"/>
  </office:meta>
</office:document-meta>
</file>